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Text_20_body" style:list-style-name="L8">
      <style:paragraph-properties fo:padding="0.0193in" fo:border="0.0008in solid #d9d9e3"/>
    </style:style>
    <style:style style:name="P19" style:family="paragraph" style:parent-style-name="Text_20_body" style:list-style-name="L9">
      <style:paragraph-properties fo:padding="0.0193in" fo:border="0.0008in solid #d9d9e3"/>
    </style:style>
    <style:style style:name="P20" style:family="paragraph" style:parent-style-name="Text_20_body" style:list-style-name="L10">
      <style:paragraph-properties fo:padding="0.0193in" fo:border="0.0008in solid #d9d9e3"/>
    </style:style>
    <style:style style:name="P21" style:family="paragraph" style:parent-style-name="Text_20_body" style:list-style-name="L11">
      <style:paragraph-properties fo:padding="0.0193in" fo:border="0.0008in solid #d9d9e3"/>
    </style:style>
    <style:style style:name="P22" style:family="paragraph" style:parent-style-name="Text_20_body" style:list-style-name="L12">
      <style:paragraph-properties fo:padding="0.0193in" fo:border="0.0008in solid #d9d9e3"/>
    </style:style>
    <style:style style:name="P23" style:family="paragraph" style:parent-style-name="Text_20_body" style:list-style-name="L13">
      <style:paragraph-properties fo:padding="0.0193in" fo:border="0.0008in solid #d9d9e3"/>
    </style:style>
    <style:style style:name="P24" style:family="paragraph" style:parent-style-name="Text_20_body" style:list-style-name="L14">
      <style:paragraph-properties fo:padding="0.0193in" fo:border="0.0008in solid #d9d9e3"/>
    </style:style>
    <style:style style:name="P25" style:family="paragraph" style:parent-style-name="Text_20_body" style:list-style-name="L15">
      <style:paragraph-properties fo:padding="0.0193in" fo:border="0.0008in solid #d9d9e3"/>
    </style:style>
    <style:style style:name="P26" style:family="paragraph" style:parent-style-name="Heading_20_4">
      <style:paragraph-properties fo:padding="0.0193in" fo:border="0.0008in solid #d9d9e3"/>
    </style:style>
    <style:style style:name="P27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2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рмины и описание - 50 штук по категориям</text:p>
      <text:p text:style-name="P1">ChatGPT</text:p>
      <text:p text:style-name="P2">ChatGPT</text:p>
      <text:p text:style-name="P10">Конечно, вот 50 основных терминов HTML, разбитых по категориям:</text:p>
      <text:h text:style-name="P27" text:outline-level="3">Основные термины HTML:</text:h>
      <text:h text:style-name="P26" text:outline-level="4">1. <text:span text:style-name="Strong_20_Emphasis">Структура и элементы HTML:</text:span></text:h>
      <text:list xml:id="list3457938914464216299" text:style-name="L1">
        <text:list-item>
          <text:p text:style-name="P3"><text:span text:style-name="Strong_20_Emphasis">HTML (HyperText Markup Language):</text:span> Язык разметки для создания веб-страниц.</text:p>
        </text:list-item>
        <text:list-item>
          <text:p text:style-name="P3"><text:span text:style-name="Strong_20_Emphasis">Тег (Tag):</text:span> Конструкция для определения элемента в HTML.</text:p>
        </text:list-item>
        <text:list-item>
          <text:p text:style-name="P3"><text:span text:style-name="Strong_20_Emphasis">Элемент (Element):</text:span> Составная часть HTML, образованная тегом и содержимым.</text:p>
        </text:list-item>
        <text:list-item>
          <text:p text:style-name="P11"><text:span text:style-name="Strong_20_Emphasis">Атрибут (Attribute):</text:span> Дополнительная информация в теге, определяющая его свойства.</text:p>
        </text:list-item>
      </text:list>
      <text:h text:style-name="P26" text:outline-level="4">2. <text:span text:style-name="Strong_20_Emphasis">Текстовая разметка:</text:span></text:h>
      <text:list xml:id="list6220790550368887223" text:style-name="L2">
        <text:list-item>
          <text:p text:style-name="P4"><text:span text:style-name="Strong_20_Emphasis">Тег </text:span><text:span text:style-name="Strong_20_Emphasis"><text:span text:style-name="Source_20_Text">&lt;h1&gt;</text:span></text:span><text:span text:style-name="Strong_20_Emphasis">-</text:span><text:span text:style-name="Strong_20_Emphasis"><text:span text:style-name="Source_20_Text">&lt;h6&gt;</text:span></text:span><text:span text:style-name="Strong_20_Emphasis">:</text:span> Заголовки разного уровня.</text:p>
        </text:list-item>
        <text:list-item>
          <text:p text:style-name="P4"><text:span text:style-name="Strong_20_Emphasis">Тег </text:span><text:span text:style-name="Strong_20_Emphasis"><text:span text:style-name="Source_20_Text">&lt;p&gt;</text:span></text:span><text:span text:style-name="Strong_20_Emphasis">:</text:span> Абзац текста.</text:p>
        </text:list-item>
        <text:list-item>
          <text:p text:style-name="P4"><text:span text:style-name="Strong_20_Emphasis">Тег </text:span><text:span text:style-name="Strong_20_Emphasis"><text:span text:style-name="Source_20_Text">&lt;b&gt;</text:span></text:span><text:span text:style-name="Strong_20_Emphasis"> и </text:span><text:span text:style-name="Strong_20_Emphasis"><text:span text:style-name="Source_20_Text">&lt;strong&gt;</text:span></text:span><text:span text:style-name="Strong_20_Emphasis">:</text:span> Полужирный текст для выделения важности.</text:p>
        </text:list-item>
        <text:list-item>
          <text:p text:style-name="P12"><text:span text:style-name="Strong_20_Emphasis">Тег </text:span><text:span text:style-name="Strong_20_Emphasis"><text:span text:style-name="Source_20_Text">&lt;i&gt;</text:span></text:span><text:span text:style-name="Strong_20_Emphasis"> и </text:span><text:span text:style-name="Strong_20_Emphasis"><text:span text:style-name="Source_20_Text">&lt;em&gt;</text:span></text:span><text:span text:style-name="Strong_20_Emphasis">:</text:span> Курсивный текст для выделения акцента.</text:p>
        </text:list-item>
      </text:list>
      <text:h text:style-name="P26" text:outline-level="4">3. <text:span text:style-name="Strong_20_Emphasis">Работа с ссылками и изображениями:</text:span></text:h>
      <text:list xml:id="list609248674557333412" text:style-name="L3">
        <text:list-item>
          <text:p text:style-name="P5"><text:span text:style-name="Strong_20_Emphasis">Тег </text:span><text:span text:style-name="Strong_20_Emphasis"><text:span text:style-name="Source_20_Text">&lt;a&gt;</text:span></text:span><text:span text:style-name="Strong_20_Emphasis">:</text:span> Создание гиперссылок.</text:p>
        </text:list-item>
        <text:list-item>
          <text:p text:style-name="P5"><text:span text:style-name="Strong_20_Emphasis">Атрибут </text:span><text:span text:style-name="Strong_20_Emphasis"><text:span text:style-name="Source_20_Text">href</text:span></text:span><text:span text:style-name="Strong_20_Emphasis">:</text:span> URL-адрес, на который указывает ссылка.</text:p>
        </text:list-item>
        <text:list-item>
          <text:p text:style-name="P5"><text:span text:style-name="Strong_20_Emphasis">Тег </text:span><text:span text:style-name="Strong_20_Emphasis"><text:span text:style-name="Source_20_Text">&lt;img&gt;</text:span></text:span><text:span text:style-name="Strong_20_Emphasis">:</text:span> Вставка изображений.</text:p>
        </text:list-item>
        <text:list-item>
          <text:p text:style-name="P13"><text:span text:style-name="Strong_20_Emphasis">Атрибут </text:span><text:span text:style-name="Strong_20_Emphasis"><text:span text:style-name="Source_20_Text">src</text:span></text:span><text:span text:style-name="Strong_20_Emphasis">:</text:span> Путь к файлу изображения.</text:p>
        </text:list-item>
      </text:list>
      <text:h text:style-name="P26" text:outline-level="4">4. <text:span text:style-name="Strong_20_Emphasis">Списки и таблицы:</text:span></text:h>
      <text:list xml:id="list2195019288433688235" text:style-name="L4">
        <text:list-item>
          <text:p text:style-name="P6"><text:span text:style-name="Strong_20_Emphasis">Теги </text:span><text:span text:style-name="Strong_20_Emphasis"><text:span text:style-name="Source_20_Text">&lt;ul&gt;</text:span></text:span><text:span text:style-name="Strong_20_Emphasis"> и </text:span><text:span text:style-name="Strong_20_Emphasis"><text:span text:style-name="Source_20_Text">&lt;ol&gt;</text:span></text:span><text:span text:style-name="Strong_20_Emphasis">:</text:span> Неупорядоченные и упорядоченные списки.</text:p>
        </text:list-item>
        <text:list-item>
          <text:p text:style-name="P6"><text:span text:style-name="Strong_20_Emphasis">Тег </text:span><text:span text:style-name="Strong_20_Emphasis"><text:span text:style-name="Source_20_Text">&lt;li&gt;</text:span></text:span><text:span text:style-name="Strong_20_Emphasis">:</text:span> Элемент списка.</text:p>
        </text:list-item>
        <text:list-item>
          <text:p text:style-name="P14"><text:span text:style-name="Strong_20_Emphasis">Теги </text:span><text:span text:style-name="Strong_20_Emphasis"><text:span text:style-name="Source_20_Text">&lt;table&gt;</text:span></text:span><text:span text:style-name="Strong_20_Emphasis">, </text:span><text:span text:style-name="Strong_20_Emphasis"><text:span text:style-name="Source_20_Text">&lt;tr&gt;</text:span></text:span><text:span text:style-name="Strong_20_Emphasis">, </text:span><text:span text:style-name="Strong_20_Emphasis"><text:span text:style-name="Source_20_Text">&lt;td&gt;</text:span></text:span><text:span text:style-name="Strong_20_Emphasis">:</text:span> Элементы для создания таблиц.</text:p>
        </text:list-item>
      </text:list>
      <text:h text:style-name="P26" text:outline-level="4">5. <text:span text:style-name="Strong_20_Emphasis">Формы и элементы ввода:</text:span></text:h>
      <text:list xml:id="list6602771359314141773" text:style-name="L5">
        <text:list-item>
          <text:p text:style-name="P7"><text:span text:style-name="Strong_20_Emphasis">Тег </text:span><text:span text:style-name="Strong_20_Emphasis"><text:span text:style-name="Source_20_Text">&lt;form&gt;</text:span></text:span><text:span text:style-name="Strong_20_Emphasis">:</text:span> Определение формы на странице.</text:p>
        </text:list-item>
        <text:list-item>
          <text:p text:style-name="P7"><text:span text:style-name="Strong_20_Emphasis">Элементы </text:span><text:span text:style-name="Strong_20_Emphasis"><text:span text:style-name="Source_20_Text">&lt;input&gt;</text:span></text:span><text:span text:style-name="Strong_20_Emphasis">, </text:span><text:span text:style-name="Strong_20_Emphasis"><text:span text:style-name="Source_20_Text">&lt;textarea&gt;</text:span></text:span><text:span text:style-name="Strong_20_Emphasis">, </text:span><text:span text:style-name="Strong_20_Emphasis"><text:span text:style-name="Source_20_Text">&lt;select&gt;</text:span></text:span><text:span text:style-name="Strong_20_Emphasis">:</text:span> Различные элементы ввода в форме.</text:p>
        </text:list-item>
        <text:list-item>
          <text:p text:style-name="P15"><text:span text:style-name="Strong_20_Emphasis">Типы элементов ввода (</text:span><text:span text:style-name="Strong_20_Emphasis"><text:span text:style-name="Source_20_Text">type="text"</text:span></text:span><text:span text:style-name="Strong_20_Emphasis">, </text:span><text:span text:style-name="Strong_20_Emphasis"><text:span text:style-name="Source_20_Text">type="password"</text:span></text:span><text:span text:style-name="Strong_20_Emphasis">, и т.д.):</text:span> Определяют вид элемента ввода.</text:p>
        </text:list-item>
      </text:list>
      <text:h text:style-name="P26" text:outline-level="4">6. <text:span text:style-name="Strong_20_Emphasis">Метаданные и SEO:</text:span></text:h>
      <text:list xml:id="list2933679691402924413" text:style-name="L6">
        <text:list-item>
          <text:p text:style-name="P8"><text:span text:style-name="Strong_20_Emphasis">Метатеги (</text:span><text:span text:style-name="Strong_20_Emphasis"><text:span text:style-name="Source_20_Text">&lt;meta&gt;</text:span></text:span><text:span text:style-name="Strong_20_Emphasis">):</text:span> Информация о странице, не видимая для пользователя, но важная для поисковых систем.</text:p>
        </text:list-item>
        <text:list-item>
          <text:p text:style-name="P16"><text:span text:style-name="Strong_20_Emphasis">Атрибут </text:span><text:span text:style-name="Strong_20_Emphasis"><text:span text:style-name="Source_20_Text">charset</text:span></text:span><text:span text:style-name="Strong_20_Emphasis">:</text:span> Определяет кодировку символов на странице.</text:p>
        </text:list-item>
      </text:list>
      <text:h text:style-name="P26" text:outline-level="4"><text:soft-page-break/>7. <text:span text:style-name="Strong_20_Emphasis">Семантика и доступность:</text:span></text:h>
      <text:list xml:id="list7597550494494733563" text:style-name="L7">
        <text:list-item>
          <text:p text:style-name="P9"><text:span text:style-name="Strong_20_Emphasis">Семантические теги (</text:span><text:span text:style-name="Strong_20_Emphasis"><text:span text:style-name="Source_20_Text">&lt;header&gt;</text:span></text:span><text:span text:style-name="Strong_20_Emphasis">, </text:span><text:span text:style-name="Strong_20_Emphasis"><text:span text:style-name="Source_20_Text">&lt;nav&gt;</text:span></text:span><text:span text:style-name="Strong_20_Emphasis">, </text:span><text:span text:style-name="Strong_20_Emphasis"><text:span text:style-name="Source_20_Text">&lt;section&gt;</text:span></text:span><text:span text:style-name="Strong_20_Emphasis">, </text:span><text:span text:style-name="Strong_20_Emphasis"><text:span text:style-name="Source_20_Text">&lt;footer&gt;</text:span></text:span><text:span text:style-name="Strong_20_Emphasis">):</text:span> Определяют смысловую структуру страницы.</text:p>
        </text:list-item>
        <text:list-item>
          <text:p text:style-name="P17"><text:span text:style-name="Strong_20_Emphasis">Доступность (Accessibility):</text:span> Обеспечение удобства использования для всех пользователей.</text:p>
        </text:list-item>
      </text:list>
      <text:h text:style-name="P26" text:outline-level="4">8. <text:span text:style-name="Strong_20_Emphasis">HTML5 и нововведения:</text:span></text:h>
      <text:list xml:id="list2050936121343155351" text:style-name="L8">
        <text:list-item>
          <text:p text:style-name="P18"><text:span text:style-name="Strong_20_Emphasis">Новые теги HTML5 (</text:span><text:span text:style-name="Strong_20_Emphasis"><text:span text:style-name="Source_20_Text">&lt;article&gt;</text:span></text:span><text:span text:style-name="Strong_20_Emphasis">, </text:span><text:span text:style-name="Strong_20_Emphasis"><text:span text:style-name="Source_20_Text">&lt;aside&gt;</text:span></text:span><text:span text:style-name="Strong_20_Emphasis">, </text:span><text:span text:style-name="Strong_20_Emphasis"><text:span text:style-name="Source_20_Text">&lt;header&gt;</text:span></text:span><text:span text:style-name="Strong_20_Emphasis">, </text:span><text:span text:style-name="Strong_20_Emphasis"><text:span text:style-name="Source_20_Text">&lt;footer&gt;</text:span></text:span><text:span text:style-name="Strong_20_Emphasis">):</text:span> Расширения структуры документа.</text:p>
        </text:list-item>
      </text:list>
      <text:h text:style-name="P26" text:outline-level="4">9. <text:span text:style-name="Strong_20_Emphasis">Мультимедиа и аудио/видео:</text:span></text:h>
      <text:list xml:id="list4577058794857735446" text:style-name="L9">
        <text:list-item>
          <text:p text:style-name="P19"><text:span text:style-name="Strong_20_Emphasis">Теги </text:span><text:span text:style-name="Strong_20_Emphasis"><text:span text:style-name="Source_20_Text">&lt;audio&gt;</text:span></text:span><text:span text:style-name="Strong_20_Emphasis"> и </text:span><text:span text:style-name="Strong_20_Emphasis"><text:span text:style-name="Source_20_Text">&lt;video&gt;</text:span></text:span><text:span text:style-name="Strong_20_Emphasis">:</text:span> Для вставки аудио и видео файлов.</text:p>
        </text:list-item>
      </text:list>
      <text:h text:style-name="P26" text:outline-level="4">10. <text:span text:style-name="Strong_20_Emphasis">SVG и векторная графика:</text:span></text:h>
      <text:list xml:id="list5102736176670547068" text:style-name="L10">
        <text:list-item>
          <text:p text:style-name="P20"><text:span text:style-name="Strong_20_Emphasis">SVG (Scalable Vector Graphics):</text:span> Формат для векторной графики.</text:p>
        </text:list-item>
      </text:list>
      <text:h text:style-name="P26" text:outline-level="4">11. <text:span text:style-name="Strong_20_Emphasis">Canvas:</text:span></text:h>
      <text:list xml:id="list6012966204885544619" text:style-name="L11">
        <text:list-item>
          <text:p text:style-name="P21"><text:span text:style-name="Strong_20_Emphasis">Тег </text:span><text:span text:style-name="Strong_20_Emphasis"><text:span text:style-name="Source_20_Text">&lt;canvas&gt;</text:span></text:span><text:span text:style-name="Strong_20_Emphasis">:</text:span> Позволяет рисовать графику, изображения и анимацию на странице.</text:p>
        </text:list-item>
      </text:list>
      <text:h text:style-name="P26" text:outline-level="4">12. <text:span text:style-name="Strong_20_Emphasis">Drag and Drop:</text:span></text:h>
      <text:list xml:id="list356388569633271188" text:style-name="L12">
        <text:list-item>
          <text:p text:style-name="P22"><text:span text:style-name="Strong_20_Emphasis">Функционал Drag and Drop:</text:span> Возможность перетаскивания элементов на странице.</text:p>
        </text:list-item>
      </text:list>
      <text:h text:style-name="P26" text:outline-level="4">13. <text:span text:style-name="Strong_20_Emphasis">Контентная разметка:</text:span></text:h>
      <text:list xml:id="list333840373540561051" text:style-name="L13">
        <text:list-item>
          <text:p text:style-name="P23"><text:span text:style-name="Strong_20_Emphasis">Теги </text:span><text:span text:style-name="Strong_20_Emphasis"><text:span text:style-name="Source_20_Text">&lt;main&gt;</text:span></text:span><text:span text:style-name="Strong_20_Emphasis">, </text:span><text:span text:style-name="Strong_20_Emphasis"><text:span text:style-name="Source_20_Text">&lt;article&gt;</text:span></text:span><text:span text:style-name="Strong_20_Emphasis">, </text:span><text:span text:style-name="Strong_20_Emphasis"><text:span text:style-name="Source_20_Text">&lt;section&gt;</text:span></text:span><text:span text:style-name="Strong_20_Emphasis">:</text:span> Определяют структуру контента.</text:p>
        </text:list-item>
      </text:list>
      <text:h text:style-name="P26" text:outline-level="4">14. <text:span text:style-name="Strong_20_Emphasis">Web Workers:</text:span></text:h>
      <text:list xml:id="list6875594431318728828" text:style-name="L14">
        <text:list-item>
          <text:p text:style-name="P24"><text:span text:style-name="Strong_20_Emphasis">Web Workers:</text:span> Позволяют выполнять скрипты в фоновом режиме.</text:p>
        </text:list-item>
      </text:list>
      <text:h text:style-name="P26" text:outline-level="4">15. <text:span text:style-name="Strong_20_Emphasis">Валидация и тестирование:</text:span></text:h>
      <text:list xml:id="list5136382422559097501" text:style-name="L15">
        <text:list-item>
          <text:p text:style-name="P25"><text:span text:style-name="Strong_20_Emphasis">Валидация HTML:</text:span> Проверка кода на соответствие стандартам.</text:p>
        </text:list-item>
      </text:list>
      <text:p text:style-name="P10">Эти термины представляют базовые концепции HTML, охватывающие его основные возможности и элементы разметки страни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3T18:44:05.53</dc:date>
    <meta:document-statistic meta:table-count="0" meta:image-count="0" meta:object-count="0" meta:page-count="2" meta:paragraph-count="51" meta:word-count="364" meta:character-count="2546"/>
    <dc:creator>Dima Wide</dc:creator>
    <meta:user-defined meta:name="Info 1"/>
    <meta:user-defined meta:name="Info 2"/>
    <meta:user-defined meta:name="Info 3"/>
    <meta:user-defined meta:name="Info 4"/>
  </office:meta>
</office:document-meta>
</file>